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</office:automatic-styles>
  <office:body>
    <office:text>
      <text:p text:style-name="P1"><text:span text:style-name="T1_1">1.<text:s/></text:span><text:span text:style-name="T1_2">Write</text:span><text:span text:style-name="T1_3"><text:s/></text:span><text:span text:style-name="T1_4">code</text:span><text:span text:style-name="T1_5"><text:s/></text:span><text:span text:style-name="T1_6">to</text:span><text:span text:style-name="T1_7"><text:s/></text:span><text:span text:style-name="T1_8">declare</text:span><text:span text:style-name="T1_9"><text:s/></text:span><text:span text:style-name="T1_10">a</text:span><text:span text:style-name="T1_11"><text:s/></text:span><text:span text:style-name="T1_12">string</text:span><text:span text:style-name="T1_13"><text:s/></text:span><text:span text:style-name="T1_14">and</text:span><text:span text:style-name="T1_15"><text:s/></text:span><text:span text:style-name="T1_16">take</text:span><text:span text:style-name="T1_17"><text:s/></text:span><text:span text:style-name="T1_18">input</text:span><text:span text:style-name="T1_19"><text:s/></text:span><text:span text:style-name="T1_20">from</text:span><text:span text:style-name="T1_21"><text:s/></text:span><text:span text:style-name="T1_22">a</text:span><text:span text:style-name="T1_23"><text:s/></text:span><text:span text:style-name="T1_24">user</text:span><text:span text:style-name="T1_25">.</text:span></text:p>
      <text:p text:style-name="P2"/>
      <text:p text:style-name="P3"><text:span text:style-name="T3_1">2.<text:s/></text:span><text:span text:style-name="T3_2">Can</text:span><text:span text:style-name="T3_3"><text:s/></text:span><text:span text:style-name="T3_4">a</text:span><text:span text:style-name="T3_5"><text:s/></text:span><text:span text:style-name="T3_6">string</text:span><text:span text:style-name="T3_7"><text:s/></text:span><text:span text:style-name="T3_8">be</text:span><text:span text:style-name="T3_9"><text:s/></text:span><text:span text:style-name="T3_10">treated</text:span><text:span text:style-name="T3_11"><text:s/></text:span><text:span text:style-name="T3_12">as</text:span><text:span text:style-name="T3_13"><text:s/></text:span><text:span text:style-name="T3_14">a</text:span><text:span text:style-name="T3_15"><text:s/></text:span><text:span text:style-name="T3_16">character</text:span><text:span text:style-name="T3_17"><text:s/></text:span><text:span text:style-name="T3_18">array</text:span><text:span text:style-name="T3_19">?</text:span></text:p>
      <text:p text:style-name="P4"/>
      <text:p text:style-name="P5"><text:span text:style-name="T5_1">3.<text:s/></text:span><text:span text:style-name="T5_2">When</text:span><text:span text:style-name="T5_3"><text:s/></text:span><text:span text:style-name="T5_4">do</text:span><text:span text:style-name="T5_5"><text:s/></text:span><text:span text:style-name="T5_6">you</text:span><text:span text:style-name="T5_7"><text:s/></text:span><text:span text:style-name="T5_8">use</text:span><text:span text:style-name="T5_9"><text:s/></text:span><text:span text:style-name="T5_10">a</text:span><text:span text:style-name="T5_11"><text:s/></text:span><text:span text:style-name="T5_12">string</text:span><text:span text:style-name="T5_13">?</text:span></text:p>
      <text:p text:style-name="P6"/>
      <text:p text:style-name="P7"><text:span text:style-name="T7_1">4.<text:s/></text:span><text:span text:style-name="T7_2">What</text:span><text:span text:style-name="T7_3"><text:s/></text:span><text:span text:style-name="T7_4">is</text:span><text:span text:style-name="T7_5"><text:s/></text:span><text:span text:style-name="T7_6">the</text:span><text:span text:style-name="T7_7"><text:s/>#</text:span><text:span text:style-name="T7_8">include</text:span><text:span text:style-name="T7_9"><text:s/></text:span><text:span text:style-name="T7_10">needed</text:span><text:span text:style-name="T7_11"><text:s/></text:span><text:span text:style-name="T7_12">to</text:span><text:span text:style-name="T7_13"><text:s/></text:span><text:span text:style-name="T7_14">use</text:span><text:span text:style-name="T7_15"><text:s/></text:span><text:span text:style-name="T7_16">strings</text:span><text:span text:style-name="T7_17">?</text:span></text:p>
      <text:p text:style-name="P8"/>
      <text:p text:style-name="P9"><text:span text:style-name="T9_1">5.<text:s/></text:span><text:span text:style-name="T9_2">What</text:span><text:span text:style-name="T9_3"><text:s/></text:span><text:span text:style-name="T9_4">function</text:span><text:span text:style-name="T9_5"><text:s/></text:span><text:span text:style-name="T9_6">do</text:span><text:span text:style-name="T9_7"><text:s/></text:span><text:span text:style-name="T9_8">you</text:span><text:span text:style-name="T9_9"><text:s/></text:span><text:span text:style-name="T9_10">have</text:span><text:span text:style-name="T9_11"><text:s/></text:span><text:span text:style-name="T9_12">to</text:span><text:span text:style-name="T9_13"><text:s/></text:span><text:span text:style-name="T9_14">use</text:span><text:span text:style-name="T9_15"><text:s/></text:span><text:span text:style-name="T9_16">to</text:span><text:span text:style-name="T9_17"><text:s/></text:span><text:span text:style-name="T9_18">take</text:span><text:span text:style-name="T9_19"><text:s/></text:span><text:span text:style-name="T9_20">an</text:span><text:span text:style-name="T9_21"><text:s/></text:span><text:span text:style-name="T9_22">input</text:span><text:span text:style-name="T9_23"><text:s/></text:span><text:span text:style-name="T9_24">with</text:span><text:span text:style-name="T9_25"><text:s/></text:span><text:span text:style-name="T9_26">a</text:span><text:span text:style-name="T9_27"><text:s/></text:span><text:span text:style-name="T9_28">space</text:span><text:span text:style-name="T9_29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